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K2]/50*0.15 + [.L2]/50*0.15 + [.M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N2] + [.T2] + [.W2]" office:value-type="float" office:value="0.135" calcext:value-type="float">
            <text:p>0.13500</text:p>
          </table:table-cell>
          <table:table-cell table:style-name="ce15" table:formula="of:=IF([.Y2]&gt;=0.9875;&quot;A+&quot;;  IF([.Y2]&gt;=0.94; &quot;A&quot;; IF([.Y2]&gt;=0.9; &quot;A-&quot;; IF([.Y2]&gt;=0.87; &quot;B+&quot;; IF([.Y2]&gt;=0.84;&quot;B&quot;; IF([.Y2]&gt;=0.8; &quot;B-&quot;; IF([.Y2]&gt;=0.77; &quot;C+&quot;; IF([.Y2]&gt;=0.74;&quot;C&quot;; IF([.Y2]&gt;=0.7; &quot;C-&quot;; IF([.Y2]&gt;=0.67; &quot;D+&quot;; IF([.Y2]&gt;=0.64;&quot;D&quot;; IF([.Y2]&gt;=0.6; &quot;D-&quot;; &quot;F&quot;))))))))))))" office:value-type="string" office:string-value="F" calcext:value-type="string">
            <text:p>F</text:p>
          </table:table-cell>
          <table:table-cell table:style-name="ce17" table:formula="of:=VLOOKUP([.Z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3]/50*0.15 + [.L3]/50*0.15 + [.M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N3] + [.T3] + [.W3]" office:value-type="float" office:value="0.141" calcext:value-type="float">
            <text:p>0.14100</text:p>
          </table:table-cell>
          <table:table-cell table:style-name="ce15" table:formula="of:=IF([.Y3]&gt;=0.9875;&quot;A+&quot;;  IF([.Y3]&gt;=0.94; &quot;A&quot;; IF([.Y3]&gt;=0.9; &quot;A-&quot;; IF([.Y3]&gt;=0.87; &quot;B+&quot;; IF([.Y3]&gt;=0.84;&quot;B&quot;; IF([.Y3]&gt;=0.8; &quot;B-&quot;; IF([.Y3]&gt;=0.77; &quot;C+&quot;; IF([.Y3]&gt;=0.74;&quot;C&quot;; IF([.Y3]&gt;=0.7; &quot;C-&quot;; IF([.Y3]&gt;=0.67; &quot;D+&quot;; IF([.Y3]&gt;=0.64;&quot;D&quot;; IF([.Y3]&gt;=0.6; &quot;D-&quot;; &quot;F&quot;))))))))))))" office:value-type="string" office:string-value="F" calcext:value-type="string">
            <text:p>F</text:p>
          </table:table-cell>
          <table:table-cell table:style-name="ce17" table:formula="of:=VLOOKUP([.Z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4]/50*0.15 + [.L4]/50*0.15 + [.M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N4] + [.T4] + [.W4]" office:value-type="float" office:value="0.141" calcext:value-type="float">
            <text:p>0.14100</text:p>
          </table:table-cell>
          <table:table-cell table:style-name="ce15" table:formula="of:=IF([.Y4]&gt;=0.9875;&quot;A+&quot;;  IF([.Y4]&gt;=0.94; &quot;A&quot;; IF([.Y4]&gt;=0.9; &quot;A-&quot;; IF([.Y4]&gt;=0.87; &quot;B+&quot;; IF([.Y4]&gt;=0.84;&quot;B&quot;; IF([.Y4]&gt;=0.8; &quot;B-&quot;; IF([.Y4]&gt;=0.77; &quot;C+&quot;; IF([.Y4]&gt;=0.74;&quot;C&quot;; IF([.Y4]&gt;=0.7; &quot;C-&quot;; IF([.Y4]&gt;=0.67; &quot;D+&quot;; IF([.Y4]&gt;=0.64;&quot;D&quot;; IF([.Y4]&gt;=0.6; &quot;D-&quot;; &quot;F&quot;))))))))))))" office:value-type="string" office:string-value="F" calcext:value-type="string">
            <text:p>F</text:p>
          </table:table-cell>
          <table:table-cell table:style-name="ce17" table:formula="of:=VLOOKUP([.Z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K5]/50*0.15 + [.L5]/50*0.15 + [.M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N5] + [.T5] + [.W5]" office:value-type="float" office:value="0.108" calcext:value-type="float">
            <text:p>0.10800</text:p>
          </table:table-cell>
          <table:table-cell table:style-name="ce15" table:formula="of:=IF([.Y5]&gt;=0.9875;&quot;A+&quot;;  IF([.Y5]&gt;=0.94; &quot;A&quot;; IF([.Y5]&gt;=0.9; &quot;A-&quot;; IF([.Y5]&gt;=0.87; &quot;B+&quot;; IF([.Y5]&gt;=0.84;&quot;B&quot;; IF([.Y5]&gt;=0.8; &quot;B-&quot;; IF([.Y5]&gt;=0.77; &quot;C+&quot;; IF([.Y5]&gt;=0.74;&quot;C&quot;; IF([.Y5]&gt;=0.7; &quot;C-&quot;; IF([.Y5]&gt;=0.67; &quot;D+&quot;; IF([.Y5]&gt;=0.64;&quot;D&quot;; IF([.Y5]&gt;=0.6; &quot;D-&quot;; &quot;F&quot;))))))))))))" office:value-type="string" office:string-value="F" calcext:value-type="string">
            <text:p>F</text:p>
          </table:table-cell>
          <table:table-cell table:style-name="ce17" table:formula="of:=VLOOKUP([.Z5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5"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K6]/50*0.15 + [.L6]/50*0.15 + [.M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N6] + [.T6] + [.W6]" office:value-type="float" office:value="0.114" calcext:value-type="float">
            <text:p>0.11400</text:p>
          </table:table-cell>
          <table:table-cell table:style-name="ce15" table:formula="of:=IF([.Y6]&gt;=0.9875;&quot;A+&quot;;  IF([.Y6]&gt;=0.94; &quot;A&quot;; IF([.Y6]&gt;=0.9; &quot;A-&quot;; IF([.Y6]&gt;=0.87; &quot;B+&quot;; IF([.Y6]&gt;=0.84;&quot;B&quot;; IF([.Y6]&gt;=0.8; &quot;B-&quot;; IF([.Y6]&gt;=0.77; &quot;C+&quot;; IF([.Y6]&gt;=0.74;&quot;C&quot;; IF([.Y6]&gt;=0.7; &quot;C-&quot;; IF([.Y6]&gt;=0.67; &quot;D+&quot;; IF([.Y6]&gt;=0.64;&quot;D&quot;; IF([.Y6]&gt;=0.6; &quot;D-&quot;; &quot;F&quot;))))))))))))" office:value-type="string" office:string-value="F" calcext:value-type="string">
            <text:p>F</text:p>
          </table:table-cell>
          <table:table-cell table:style-name="ce17" table:formula="of:=VLOOKUP([.Z6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K7]/50*0.15 + [.L7]/50*0.15 + [.M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N7] + [.T7] + [.W7]" office:value-type="float" office:value="0.105" calcext:value-type="float">
            <text:p>0.10500</text:p>
          </table:table-cell>
          <table:table-cell table:style-name="ce15" table:formula="of:=IF([.Y7]&gt;=0.9875;&quot;A+&quot;;  IF([.Y7]&gt;=0.94; &quot;A&quot;; IF([.Y7]&gt;=0.9; &quot;A-&quot;; IF([.Y7]&gt;=0.87; &quot;B+&quot;; IF([.Y7]&gt;=0.84;&quot;B&quot;; IF([.Y7]&gt;=0.8; &quot;B-&quot;; IF([.Y7]&gt;=0.77; &quot;C+&quot;; IF([.Y7]&gt;=0.74;&quot;C&quot;; IF([.Y7]&gt;=0.7; &quot;C-&quot;; IF([.Y7]&gt;=0.67; &quot;D+&quot;; IF([.Y7]&gt;=0.64;&quot;D&quot;; IF([.Y7]&gt;=0.6; &quot;D-&quot;; &quot;F&quot;))))))))))))" office:value-type="string" office:string-value="F" calcext:value-type="string">
            <text:p>F</text:p>
          </table:table-cell>
          <table:table-cell table:style-name="ce17" table:formula="of:=VLOOKUP([.Z7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K8]/50*0.15 + [.L8]/50*0.15 + [.M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N8] + [.T8] + [.W8]" office:value-type="float" office:value="0.144" calcext:value-type="float">
            <text:p>0.14400</text:p>
          </table:table-cell>
          <table:table-cell table:style-name="ce15" table:formula="of:=IF([.Y8]&gt;=0.9875;&quot;A+&quot;;  IF([.Y8]&gt;=0.94; &quot;A&quot;; IF([.Y8]&gt;=0.9; &quot;A-&quot;; IF([.Y8]&gt;=0.87; &quot;B+&quot;; IF([.Y8]&gt;=0.84;&quot;B&quot;; IF([.Y8]&gt;=0.8; &quot;B-&quot;; IF([.Y8]&gt;=0.77; &quot;C+&quot;; IF([.Y8]&gt;=0.74;&quot;C&quot;; IF([.Y8]&gt;=0.7; &quot;C-&quot;; IF([.Y8]&gt;=0.67; &quot;D+&quot;; IF([.Y8]&gt;=0.64;&quot;D&quot;; IF([.Y8]&gt;=0.6; &quot;D-&quot;; &quot;F&quot;))))))))))))" office:value-type="string" office:string-value="F" calcext:value-type="string">
            <text:p>F</text:p>
          </table:table-cell>
          <table:table-cell table:style-name="ce17" table:formula="of:=VLOOKUP([.Z8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K9]/50*0.15 + [.L9]/50*0.15 + [.M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N9] + [.T9] + [.W9]" office:value-type="float" office:value="0.144" calcext:value-type="float">
            <text:p>0.14400</text:p>
          </table:table-cell>
          <table:table-cell table:style-name="ce15" table:formula="of:=IF([.Y9]&gt;=0.9875;&quot;A+&quot;;  IF([.Y9]&gt;=0.94; &quot;A&quot;; IF([.Y9]&gt;=0.9; &quot;A-&quot;; IF([.Y9]&gt;=0.87; &quot;B+&quot;; IF([.Y9]&gt;=0.84;&quot;B&quot;; IF([.Y9]&gt;=0.8; &quot;B-&quot;; IF([.Y9]&gt;=0.77; &quot;C+&quot;; IF([.Y9]&gt;=0.74;&quot;C&quot;; IF([.Y9]&gt;=0.7; &quot;C-&quot;; IF([.Y9]&gt;=0.67; &quot;D+&quot;; IF([.Y9]&gt;=0.64;&quot;D&quot;; IF([.Y9]&gt;=0.6; &quot;D-&quot;; &quot;F&quot;))))))))))))" office:value-type="string" office:string-value="F" calcext:value-type="string">
            <text:p>F</text:p>
          </table:table-cell>
          <table:table-cell table:style-name="ce17" table:formula="of:=VLOOKUP([.Z9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K10]/50*0.15 + [.L10]/50*0.15 + [.M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N10] + [.T10] + [.W10]" office:value-type="float" office:value="0.129" calcext:value-type="float">
            <text:p>0.12900</text:p>
          </table:table-cell>
          <table:table-cell table:style-name="ce15" table:formula="of:=IF([.Y10]&gt;=0.9875;&quot;A+&quot;;  IF([.Y10]&gt;=0.94; &quot;A&quot;; IF([.Y10]&gt;=0.9; &quot;A-&quot;; IF([.Y10]&gt;=0.87; &quot;B+&quot;; IF([.Y10]&gt;=0.84;&quot;B&quot;; IF([.Y10]&gt;=0.8; &quot;B-&quot;; IF([.Y10]&gt;=0.77; &quot;C+&quot;; IF([.Y10]&gt;=0.74;&quot;C&quot;; IF([.Y10]&gt;=0.7; &quot;C-&quot;; IF([.Y10]&gt;=0.67; &quot;D+&quot;; IF([.Y10]&gt;=0.64;&quot;D&quot;; IF([.Y10]&gt;=0.6; &quot;D-&quot;; &quot;F&quot;))))))))))))" office:value-type="string" office:string-value="F" calcext:value-type="string">
            <text:p>F</text:p>
          </table:table-cell>
          <table:table-cell table:style-name="ce17" table:formula="of:=VLOOKUP([.Z10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K11]/50*0.15 + [.L11]/50*0.15 + [.M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N11] + [.T11] + [.W11]" office:value-type="float" office:value="0.12" calcext:value-type="float">
            <text:p>0.12000</text:p>
          </table:table-cell>
          <table:table-cell table:style-name="ce15" table:formula="of:=IF([.Y11]&gt;=0.9875;&quot;A+&quot;;  IF([.Y11]&gt;=0.94; &quot;A&quot;; IF([.Y11]&gt;=0.9; &quot;A-&quot;; IF([.Y11]&gt;=0.87; &quot;B+&quot;; IF([.Y11]&gt;=0.84;&quot;B&quot;; IF([.Y11]&gt;=0.8; &quot;B-&quot;; IF([.Y11]&gt;=0.77; &quot;C+&quot;; IF([.Y11]&gt;=0.74;&quot;C&quot;; IF([.Y11]&gt;=0.7; &quot;C-&quot;; IF([.Y11]&gt;=0.67; &quot;D+&quot;; IF([.Y11]&gt;=0.64;&quot;D&quot;; IF([.Y11]&gt;=0.6; &quot;D-&quot;; &quot;F&quot;))))))))))))" office:value-type="string" office:string-value="F" calcext:value-type="string">
            <text:p>F</text:p>
          </table:table-cell>
          <table:table-cell table:style-name="ce17" table:formula="of:=VLOOKUP([.Z11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K12]/50*0.15 + [.L12]/50*0.15 + [.M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N12] + [.T12] + [.W12]" office:value-type="float" office:value="0.12" calcext:value-type="float">
            <text:p>0.12000</text:p>
          </table:table-cell>
          <table:table-cell table:style-name="ce15" table:formula="of:=IF([.Y12]&gt;=0.9875;&quot;A+&quot;;  IF([.Y12]&gt;=0.94; &quot;A&quot;; IF([.Y12]&gt;=0.9; &quot;A-&quot;; IF([.Y12]&gt;=0.87; &quot;B+&quot;; IF([.Y12]&gt;=0.84;&quot;B&quot;; IF([.Y12]&gt;=0.8; &quot;B-&quot;; IF([.Y12]&gt;=0.77; &quot;C+&quot;; IF([.Y12]&gt;=0.74;&quot;C&quot;; IF([.Y12]&gt;=0.7; &quot;C-&quot;; IF([.Y12]&gt;=0.67; &quot;D+&quot;; IF([.Y12]&gt;=0.64;&quot;D&quot;; IF([.Y12]&gt;=0.6; &quot;D-&quot;; &quot;F&quot;))))))))))))" office:value-type="string" office:string-value="F" calcext:value-type="string">
            <text:p>F</text:p>
          </table:table-cell>
          <table:table-cell table:style-name="ce17" table:formula="of:=VLOOKUP([.Z1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K13]/50*0.15 + [.L13]/50*0.15 + [.M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N13] + [.T13] + [.W13]" office:value-type="float" office:value="0.138" calcext:value-type="float">
            <text:p>0.13800</text:p>
          </table:table-cell>
          <table:table-cell table:style-name="ce15" table:formula="of:=IF([.Y13]&gt;=0.9875;&quot;A+&quot;;  IF([.Y13]&gt;=0.94; &quot;A&quot;; IF([.Y13]&gt;=0.9; &quot;A-&quot;; IF([.Y13]&gt;=0.87; &quot;B+&quot;; IF([.Y13]&gt;=0.84;&quot;B&quot;; IF([.Y13]&gt;=0.8; &quot;B-&quot;; IF([.Y13]&gt;=0.77; &quot;C+&quot;; IF([.Y13]&gt;=0.74;&quot;C&quot;; IF([.Y13]&gt;=0.7; &quot;C-&quot;; IF([.Y13]&gt;=0.67; &quot;D+&quot;; IF([.Y13]&gt;=0.64;&quot;D&quot;; IF([.Y13]&gt;=0.6; &quot;D-&quot;; &quot;F&quot;))))))))))))" office:value-type="string" office:string-value="F" calcext:value-type="string">
            <text:p>F</text:p>
          </table:table-cell>
          <table:table-cell table:style-name="ce17" table:formula="of:=VLOOKUP([.Z1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K14]/50*0.15 + [.L14]/50*0.15 + [.M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N14] + [.T14] + [.W14]" office:value-type="float" office:value="0.105" calcext:value-type="float">
            <text:p>0.10500</text:p>
          </table:table-cell>
          <table:table-cell table:style-name="ce15" table:formula="of:=IF([.Y14]&gt;=0.9875;&quot;A+&quot;;  IF([.Y14]&gt;=0.94; &quot;A&quot;; IF([.Y14]&gt;=0.9; &quot;A-&quot;; IF([.Y14]&gt;=0.87; &quot;B+&quot;; IF([.Y14]&gt;=0.84;&quot;B&quot;; IF([.Y14]&gt;=0.8; &quot;B-&quot;; IF([.Y14]&gt;=0.77; &quot;C+&quot;; IF([.Y14]&gt;=0.74;&quot;C&quot;; IF([.Y14]&gt;=0.7; &quot;C-&quot;; IF([.Y14]&gt;=0.67; &quot;D+&quot;; IF([.Y14]&gt;=0.64;&quot;D&quot;; IF([.Y14]&gt;=0.6; &quot;D-&quot;; &quot;F&quot;))))))))))))" office:value-type="string" office:string-value="F" calcext:value-type="string">
            <text:p>F</text:p>
          </table:table-cell>
          <table:table-cell table:style-name="ce17" table:formula="of:=VLOOKUP([.Z1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15]/50*0.15 + [.L15]/50*0.15 + [.M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N15] + [.T15] + [.W15]" office:value-type="float" office:value="0.141" calcext:value-type="float">
            <text:p>0.14100</text:p>
          </table:table-cell>
          <table:table-cell table:style-name="ce15" table:formula="of:=IF([.Y15]&gt;=0.9875;&quot;A+&quot;;  IF([.Y15]&gt;=0.94; &quot;A&quot;; IF([.Y15]&gt;=0.9; &quot;A-&quot;; IF([.Y15]&gt;=0.87; &quot;B+&quot;; IF([.Y15]&gt;=0.84;&quot;B&quot;; IF([.Y15]&gt;=0.8; &quot;B-&quot;; IF([.Y15]&gt;=0.77; &quot;C+&quot;; IF([.Y15]&gt;=0.74;&quot;C&quot;; IF([.Y15]&gt;=0.7; &quot;C-&quot;; IF([.Y15]&gt;=0.67; &quot;D+&quot;; IF([.Y15]&gt;=0.64;&quot;D&quot;; IF([.Y15]&gt;=0.6; &quot;D-&quot;; &quot;F&quot;))))))))))))" office:value-type="string" office:string-value="F" calcext:value-type="string">
            <text:p>F</text:p>
          </table:table-cell>
          <table:table-cell table:style-name="ce17" table:formula="of:=VLOOKUP([.Z15]; [.$AF$2:.$AG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K16]/50*0.15 + [.L16]/50*0.15 + [.M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N16] + [.T16] + [.W16]" office:value-type="float" office:value="0.078" calcext:value-type="float">
            <text:p>0.07800</text:p>
          </table:table-cell>
          <table:table-cell table:style-name="ce15" table:formula="of:=IF([.Y16]&gt;=0.9875;&quot;A+&quot;;  IF([.Y16]&gt;=0.94; &quot;A&quot;; IF([.Y16]&gt;=0.9; &quot;A-&quot;; IF([.Y16]&gt;=0.87; &quot;B+&quot;; IF([.Y16]&gt;=0.84;&quot;B&quot;; IF([.Y16]&gt;=0.8; &quot;B-&quot;; IF([.Y16]&gt;=0.77; &quot;C+&quot;; IF([.Y16]&gt;=0.74;&quot;C&quot;; IF([.Y16]&gt;=0.7; &quot;C-&quot;; IF([.Y16]&gt;=0.67; &quot;D+&quot;; IF([.Y16]&gt;=0.64;&quot;D&quot;; IF([.Y16]&gt;=0.6; &quot;D-&quot;; &quot;F&quot;))))))))))))" office:value-type="string" office:string-value="F" calcext:value-type="string">
            <text:p>F</text:p>
          </table:table-cell>
          <table:table-cell table:style-name="ce17" table:formula="of:=VLOOKUP([.Z16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K17]/50*0.15 + [.L17]/50*0.15 + [.M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N17] + [.T17] + [.W17]" office:value-type="float" office:value="0.135" calcext:value-type="float">
            <text:p>0.13500</text:p>
          </table:table-cell>
          <table:table-cell table:style-name="ce15" table:formula="of:=IF([.Y17]&gt;=0.9875;&quot;A+&quot;;  IF([.Y17]&gt;=0.94; &quot;A&quot;; IF([.Y17]&gt;=0.9; &quot;A-&quot;; IF([.Y17]&gt;=0.87; &quot;B+&quot;; IF([.Y17]&gt;=0.84;&quot;B&quot;; IF([.Y17]&gt;=0.8; &quot;B-&quot;; IF([.Y17]&gt;=0.77; &quot;C+&quot;; IF([.Y17]&gt;=0.74;&quot;C&quot;; IF([.Y17]&gt;=0.7; &quot;C-&quot;; IF([.Y17]&gt;=0.67; &quot;D+&quot;; IF([.Y17]&gt;=0.64;&quot;D&quot;; IF([.Y17]&gt;=0.6; &quot;D-&quot;; &quot;F&quot;))))))))))))" office:value-type="string" office:string-value="F" calcext:value-type="string">
            <text:p>F</text:p>
          </table:table-cell>
          <table:table-cell table:style-name="ce17" table:formula="of:=VLOOKUP([.Z17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K18]/50*0.15 + [.L18]/50*0.15 + [.M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N18] + [.T18] + [.W18]" office:value-type="float" office:value="0.087" calcext:value-type="float">
            <text:p>0.08700</text:p>
          </table:table-cell>
          <table:table-cell table:style-name="ce15" table:formula="of:=IF([.Y18]&gt;=0.9875;&quot;A+&quot;;  IF([.Y18]&gt;=0.94; &quot;A&quot;; IF([.Y18]&gt;=0.9; &quot;A-&quot;; IF([.Y18]&gt;=0.87; &quot;B+&quot;; IF([.Y18]&gt;=0.84;&quot;B&quot;; IF([.Y18]&gt;=0.8; &quot;B-&quot;; IF([.Y18]&gt;=0.77; &quot;C+&quot;; IF([.Y18]&gt;=0.74;&quot;C&quot;; IF([.Y18]&gt;=0.7; &quot;C-&quot;; IF([.Y18]&gt;=0.67; &quot;D+&quot;; IF([.Y18]&gt;=0.64;&quot;D&quot;; IF([.Y18]&gt;=0.6; &quot;D-&quot;; &quot;F&quot;))))))))))))" office:value-type="string" office:string-value="F" calcext:value-type="string">
            <text:p>F</text:p>
          </table:table-cell>
          <table:table-cell table:style-name="ce17" table:formula="of:=VLOOKUP([.Z18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K19]/50*0.15 + [.L19]/50*0.15 + [.M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N19] + [.T19] + [.W19]" office:value-type="float" office:value="0.132" calcext:value-type="float">
            <text:p>0.13200</text:p>
          </table:table-cell>
          <table:table-cell table:style-name="ce15" table:formula="of:=IF([.Y19]&gt;=0.9875;&quot;A+&quot;;  IF([.Y19]&gt;=0.94; &quot;A&quot;; IF([.Y19]&gt;=0.9; &quot;A-&quot;; IF([.Y19]&gt;=0.87; &quot;B+&quot;; IF([.Y19]&gt;=0.84;&quot;B&quot;; IF([.Y19]&gt;=0.8; &quot;B-&quot;; IF([.Y19]&gt;=0.77; &quot;C+&quot;; IF([.Y19]&gt;=0.74;&quot;C&quot;; IF([.Y19]&gt;=0.7; &quot;C-&quot;; IF([.Y19]&gt;=0.67; &quot;D+&quot;; IF([.Y19]&gt;=0.64;&quot;D&quot;; IF([.Y19]&gt;=0.6; &quot;D-&quot;; &quot;F&quot;))))))))))))" office:value-type="string" office:string-value="F" calcext:value-type="string">
            <text:p>F</text:p>
          </table:table-cell>
          <table:table-cell table:style-name="ce17" table:formula="of:=VLOOKUP([.Z19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20]/50*0.15 + [.L20]/50*0.15 + [.M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N20] + [.T20] + [.W20]" office:value-type="float" office:value="0.141" calcext:value-type="float">
            <text:p>0.14100</text:p>
          </table:table-cell>
          <table:table-cell table:style-name="ce15" table:formula="of:=IF([.Y20]&gt;=0.9875;&quot;A+&quot;;  IF([.Y20]&gt;=0.94; &quot;A&quot;; IF([.Y20]&gt;=0.9; &quot;A-&quot;; IF([.Y20]&gt;=0.87; &quot;B+&quot;; IF([.Y20]&gt;=0.84;&quot;B&quot;; IF([.Y20]&gt;=0.8; &quot;B-&quot;; IF([.Y20]&gt;=0.77; &quot;C+&quot;; IF([.Y20]&gt;=0.74;&quot;C&quot;; IF([.Y20]&gt;=0.7; &quot;C-&quot;; IF([.Y20]&gt;=0.67; &quot;D+&quot;; IF([.Y20]&gt;=0.64;&quot;D&quot;; IF([.Y20]&gt;=0.6; &quot;D-&quot;; &quot;F&quot;))))))))))))" office:value-type="string" office:string-value="F" calcext:value-type="string">
            <text:p>F</text:p>
          </table:table-cell>
          <table:table-cell table:style-name="ce17" table:formula="of:=VLOOKUP([.Z20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K21]/50*0.15 + [.L21]/50*0.15 + [.M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Y2:.Y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A2:.AA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K22]/50*0.15 + [.L22]/50*0.15 + [.M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table:number-columns-repeated="5"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K23]/50*0.15 + [.L23]/50*0.15 + [.M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K24]/50*0.15 + [.L24]/50*0.15 + [.M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K25]/50*0.15 + [.L25]/50*0.15 + [.M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/>
          <table:table-cell table:formula="of:=AVERAGE([.K2:.K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formula="of:=AVERAGE([.K3:.K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8:06:37.452373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08T18:11:34.149083402</dc:date>
    <dc:creator>Gregory Kapfhammer</dc:creator>
    <meta:editing-duration>P5DT22H49M45S</meta:editing-duration>
    <meta:editing-cycles>20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60" meta:object-count="0"/>
  </office:meta>
</office:document-meta>
</file>